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les_version = '2';</text:p>
      <text:p text:style-name="Standard">service cloud.firestore {</text:p>
      <text:p text:style-name="Standard"><text:s text:c="2"/>match /databases/{database}/documents {</text:p>
      <text:p text:style-name="Standard"/>
      <text:p text:style-name="Standard"><text:s text:c="4"/>// This rule allows anyone on the internet to view, edit, and delete</text:p>
      <text:p text:style-name="Standard"><text:s text:c="4"/>// all data in your Firestore database. It is useful for getting</text:p>
      <text:p text:style-name="Standard"><text:s text:c="4"/>// started, but it is configured to expire after 30 days because it</text:p>
      <text:p text:style-name="Standard"><text:s text:c="4"/>// leaves your app open to attackers. At that time, all client</text:p>
      <text:p text:style-name="Standard"><text:s text:c="4"/>// requests to your Firestore database will be denied.</text:p>
      <text:p text:style-name="Standard"><text:s text:c="4"/>//</text:p>
      <text:p text:style-name="Standard"><text:s text:c="4"/>// Make sure to write security rules for your app before that time, or else</text:p>
      <text:p text:style-name="Standard"><text:s text:c="4"/>// your app will lose access to your Firestore database</text:p>
      <text:p text:style-name="Standard"><text:s text:c="4"/>match /users/{userId} {</text:p>
      <text:p text:style-name="Standard"><text:s text:c="3"/>allow read: if false;</text:p>
      <text:p text:style-name="Standard"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sdfs 123dsfs</meta:initial-creator>
    <meta:creation-date>2020-04-25T20:36:52</meta:creation-date>
    <meta:document-statistic meta:table-count="0" meta:image-count="0" meta:object-count="0" meta:page-count="1" meta:paragraph-count="16" meta:word-count="104" meta:character-count="621"/>
    <dc:date>2020-04-25T20:58:52</dc:date>
    <dc:creator>123sdfs 123dsfs</dc:creator>
    <meta:editing-duration>PT6M43S</meta:editing-duration>
    <meta:editing-cycles>1</meta:editing-cycles>
    <meta:generator>OpenOffice/4.1.7$Unix OpenOffice.org_project/417m1$Build-9800</meta:generator>
  </office:meta>
</office:document-meta>
</file>